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797e" officeooo:paragraph-rsid="001b797e"/>
    </style:style>
    <style:style style:name="P2" style:family="paragraph" style:parent-style-name="Text_20_body">
      <style:paragraph-properties fo:text-align="center" style:justify-single-word="false"/>
      <style:text-properties officeooo:rsid="001b797e" officeooo:paragraph-rsid="001b797e"/>
    </style:style>
    <style:style style:name="P3" style:family="paragraph" style:parent-style-name="Title">
      <style:text-properties officeooo:rsid="001b797e" officeooo:paragraph-rsid="001b797e"/>
    </style:style>
    <style:style style:name="P4" style:family="paragraph" style:parent-style-name="Heading_20_1">
      <style:text-properties officeooo:rsid="001b797e" officeooo:paragraph-rsid="001b79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Report<text:line-break/>CMPUT 291 Project #1</text:p>
      <text:p text:style-name="P2">By: Mark Langen, Daniel Johnson, Brandon Wieliczko</text:p>
      <text:h text:style-name="P4" text:outline-level="1">General Structure:</text:h>
      <text:p text:style-name="P1">The project consists of the following components:</text:p>
      <text:p text:style-name="P1">- main.py: The main entry point for the program, by which it can be run.</text:p>
      <text:p text:style-name="P1">- autoTran.py, newDriver.py, newVehicleReg.py, violationRec.py, searching.py: These files are imported by the main file, and handle each of the sub-menus for each of the 5 project requirements. Each exports a main entry point function which takes the database connection as an input.</text:p>
      <text:p text:style-name="P1">- OracleSetup.py: Handles establishing a database connection, used by main.py</text:p>
      <text:p text:style-name="P1">- userInput.py: Handles common user input routines shared between all of the UI in the project</text:p>
      <text:p text:style-name="P1">- licence.py, vehicle.py, person.py: Handle common database querying routines for each of licences, vehicles and people respectively. Operations included: Things such as checking existence or various properties of the object.</text:p>
      <text:p text:style-name="P1">General observations about the project:</text:p>
      <text:p text:style-name="P1">- A connection object is usually passed between each of these modules as the first argument of their methods, no globals are used.</text:p>
      <text:p text:style-name="P1">- At any point in the program, the user can press Ctrl+C to cancel the current action and jump back out a menu level.</text:p>
      <text:h text:style-name="P4" text:outline-level="1">General Code Flow:</text:h>
      <text:p text:style-name="P1">Prelude) When the user first opens the application, main.py uses OracleSetup.py to ask for credentials and establish a database connection</text:p>
      <text:p text:style-name="P1">1) The main program loop begins in main.py, where main menu options are selected</text:p>
      <text:p text:style-name="P1">2) main.py uses an import of one of the 5 top-level menu options to call out to the selected menu option's imlementation when the user selects it.</text:p>
      <text:p text:style-name="P1">3) The toplevel menu item gathers input it needs to perform it's task, and then all in one transaction, performs the database commands necessary</text:p>
      <text:p text:style-name="P1">4) The user input in the top level menu item is done through userInput.py calls, and some of the utility queries to the database such as checking prior existence are done using licence/vehicle/perso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Langen</meta:initial-creator>
    <meta:creation-date>2016-03-18T17:26:38.649778385</meta:creation-date>
    <dc:date>2016-03-18T17:39:11.927291966</dc:date>
    <dc:creator>Mark Langen</dc:creator>
    <meta:editing-duration>P0D</meta:editing-duration>
    <meta:editing-cycles>1</meta:editing-cycles>
    <meta:document-statistic meta:table-count="0" meta:image-count="0" meta:object-count="0" meta:page-count="1" meta:paragraph-count="18" meta:word-count="308" meta:character-count="1916" meta:non-whitespace-character-count="1626"/>
    <meta:generator>LibreOffice/4.2.8.2$Linux_X86_64 LibreOffice_project/420m0$Build-2</meta:generator>
  </office:meta>
</office:document-meta>
</file>